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dash" draw:stroke-dash="a432" svg:stroke-width="0.00694in" svg:stroke-color="#4472c4" svg:stroke-opacity="100%" draw:stroke-linejoin="miter" svg:stroke-linecap="butt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dash" draw:stroke-dash="a434" svg:stroke-width="0.00694in" svg:stroke-color="#4472c4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none" draw:stroke="dash" draw:stroke-dash="a436" svg:stroke-width="0.00694in" svg:stroke-color="#4472c4" svg:stroke-opacity="100%" draw:stroke-linejoin="miter" svg:stroke-linecap="but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g draw:name="Gruppieren 48" draw:id="id63">
          <svg:title/>
          <svg:desc/>
          <draw:custom-shape svg:x="4.47859in" svg:y="1.19266in" svg:width="4.37615in" svg:height="1.59633in" draw:id="id64" draw:style-name="a383" draw:name="Rechteck 3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7615in" svg:y="0.61468in" svg:width="0.10245in" svg:height="2.72477in" draw:id="id65" draw:style-name="a386" draw:name="Rechteck 4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651in" svg:y="1.0367in" svg:width="0.35933in" svg:height="0.15596in" draw:id="id66" draw:style-name="a389" draw:name="Rechteck 5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651in" svg:y="2.78899in" svg:width="0.35933in" svg:height="0.15596in" draw:id="id67" draw:style-name="a392" draw:name="Rechteck 6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5474in" svg:y="0.61468in" svg:width="0.10245in" svg:height="2.72477in" draw:id="id68" draw:style-name="a395" draw:name="Rechteck 7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5749in" svg:y="1.0367in" svg:width="0.35933in" svg:height="0.15596in" draw:id="id69" draw:style-name="a398" draw:name="Rechteck 8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5749in" svg:y="2.79358in" svg:width="0.35933in" svg:height="0.15596in" draw:id="id70" draw:style-name="a401" draw:name="Rechteck 9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7798in" svg:y="1.19266in" svg:width="0.10245in" svg:height="1.58257in" draw:id="id71" draw:style-name="a404" draw:name="Rechteck 14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3456in" svg:y="1.19266in" svg:width="0.10245in" svg:height="1.58257in" draw:id="id72" draw:style-name="a407" draw:name="Rechteck 15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815in" svg:y="4.12385in" svg:width="0.10245in" svg:height="0.10245in" draw:id="id73" draw:style-name="a410" draw:name="Ellipse 17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84939in" svg:y="4.12385in" svg:width="0.10245in" svg:height="0.10245in" draw:id="id74" draw:style-name="a413" draw:name="Ellipse 18">
            <svg:title/>
            <svg:desc/>
            <text:p text:style-name="a412" text:class-names="" text:cond-style-name=""><text:span text:style-name="a4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47859in" svg:y="4.12385in" svg:width="4.3708in" svg:height="0.10245in" draw:id="id75" draw:style-name="a416" draw:name="Rechteck 19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7798in" svg:y="4.12385in" svg:width="0.10245in" svg:height="0.10245in" draw:id="id76" draw:style-name="a419" draw:name="Rechteck 20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3456in" svg:y="4.12385in" svg:width="0.10245in" svg:height="0.10245in" draw:id="id77" draw:style-name="a422" draw:name="Rechteck 21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651in" svg:y="4.13456in" svg:width="0.35933in" svg:height="0.09174in" draw:id="id78" draw:style-name="a425" draw:name="Rechteck 22">
            <svg:title/>
            <svg:desc/>
            <text:p text:style-name="a424" text:class-names="" text:cond-style-name=""><text:span text:style-name="a4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5749in" svg:y="4.1292in" svg:width="0.35933in" svg:height="0.09174in" draw:id="id79" draw:style-name="a428" draw:name="Rechteck 23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68043in" svg:y1="1.97706in" svg:x2="8.63456in" svg:y2="1.97706in" draw:id="id80" draw:style-name="a429" draw:name="Gerader Verbinder 27">
            <svg:title/>
            <svg:desc/>
          </draw:connector>
          <draw:connector draw:type="line" svg:x1="4.57798in" svg:y1="1.98395in" draw:start-shape="id71" draw:start-glue-point="3" svg:x2="4.47859in" svg:y2="1.97706in" draw:end-shape="id65" draw:end-glue-point="1" draw:id="id81" draw:style-name="a430" draw:name="Gerader Verbinder 34">
            <svg:title/>
            <svg:desc/>
          </draw:connector>
          <draw:connector draw:type="line" svg:x1="8.737in" svg:y1="1.98395in" draw:start-shape="id72" draw:start-glue-point="1" svg:x2="8.85474in" svg:y2="1.97706in" draw:end-shape="id68" draw:end-glue-point="3" draw:id="id82" draw:style-name="a431" draw:name="Gerader Verbinder 36">
            <svg:title/>
            <svg:desc/>
          </draw:connector>
          <draw:connector draw:type="line" svg:x1="6.65749in" svg:y1="0.70642in" svg:x2="6.65749in" svg:y2="4.66327in" draw:id="id83" draw:style-name="a433" draw:name="Gerader Verbinder 41">
            <svg:title/>
            <svg:desc/>
          </draw:connector>
          <draw:connector draw:type="line" svg:x1="9.20341in" svg:y1="4.17728in" svg:x2="4.11157in" svg:y2="4.17728in" draw:id="id84" draw:style-name="a435" draw:name="Gerader Verbinder 44">
            <svg:title/>
            <svg:desc/>
          </draw:connector>
          <draw:connector draw:type="line" svg:x1="3.91837in" svg:y1="1.97706in" svg:x2="9.55102in" svg:y2="1.97706in" draw:id="id85" draw:style-name="a437" draw:name="Gerader Verbinder 46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36" draw:display-name="DashDot" draw:style="rect" draw:dots1="1" draw:dots1-length="0.02083in" draw:dots2="1" draw:dots2-length="0.00694in" draw:distance="0.02083in"/>
    <draw:stroke-dash draw:name="a432" draw:display-name="DashDot" draw:style="rect" draw:dots1="1" draw:dots1-length="0.02083in" draw:dots2="1" draw:dots2-length="0.00694in" draw:distance="0.02083in"/>
    <draw:stroke-dash draw:name="a434" draw:display-name="DashDot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Dominik</meta:initial-creator>
    <dc:creator>Dominik</dc:creator>
    <meta:creation-date>2018-01-09T20:26:43Z</meta:creation-date>
    <dc:date>2018-01-09T20:35:46Z</dc:date>
    <meta:editing-cycles>1</meta:editing-cycles>
    <meta:editing-duration>PT0S</meta:editing-duration>
    <meta:document-statistic meta:paragraph-count="0" meta:word-count="0"/>
  </office:meta>
</office:document-meta>
</file>